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9.44mm"/>
    </style:style>
    <style:style style:name="co3" style:family="table-column">
      <style:table-column-properties fo:break-before="auto" style:column-width="55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7.64mm" fo:break-before="auto" style:use-optimal-row-height="fals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32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4ea6b" fo:wrap-option="wrap" fo:border="0.06pt solid #000000"/>
    </style:style>
    <style:style style:name="ce4" style:family="table-cell" style:parent-style-name="Default">
      <style:table-cell-properties fo:wrap-option="wrap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ilyCutOff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 calcext:value-type="string">
            <text:p>No</text:p>
          </table:table-cell>
          <table:table-cell table:style-name="ce3" office:value-type="string" calcext:value-type="string">
            <text:p>Test scenario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21"/>
        </table:table-row>
        <table:table-row table:style-name="ro2">
          <table:table-cell/>
          <table:table-cell office:value-type="string" calcext:value-type="string">
            <text:p>"serviceConfig" : {</text:p>
            <text:p>"employeeRosterRemainderAppNotificationEnabled" : true,</text:p>
            <text:p>"employeeRosterRemainderMailEnabled" : true,</text:p>
            <text:p>"pocRosterRemainderMailEnabled" : true,</text:p>
            <text:p>"supervisorRosterReminderMailEnabled" : true</text:p>
            <text:p/>
            <text:p/>
            <text:p>Xhrs it’s depending on service runnin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aily cutOff is true </text:p>
            <text:p> "rosteringCutOffTime" : NumberLong(68400000)- (19)</text:p>
            <text:p/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Check if above case is true then if tomorrow there is no roster then particular employee</text:p>
            <text:p><text:span text:style-name="T1">Should get reminder by email and commuter push notification when "employeeRosterRemainderAppNotificationEnabled" : true,</text:span></text:p>
            <text:p><text:span text:style-name="T1">"employeeRosterRemainderMailEnabled" : true,  X hrs before cut-off </text:span></text:p>
            <text:p><text:span text:style-name="T1"/></text:p>
          </table:table-cell>
          <table:table-cell table:number-columns-repeated="102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Same above case mail should trigger to SPOC,POC office wise along with employee list when "pocRosterRemainderMailEnabled" : true,</text:span></text:p>
            <text:p><text:span text:style-name="T1">"supervisorRosterReminderMailEnabled" : true,  X hrs before cut-off today 7pm</text:span></text:p>
            <text:p><text:span text:style-name="T1"/>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<text:span text:style-name="T1">Daily cutOff is true </text:span></text:p>
            <text:p><text:span text:style-name="T1"> "rosteringCutOffTime" : NumberLong(68400000)- (19)</text:span></text:p>
            <text:p><text:span text:style-name="T1">And office based time is there </text:span></text:p>
            <text:p><text:span text:style-name="T1">"officeBasedRosteringTiming" : {</text:span></text:p>
            <text:p><text:span text:style-name="T1">            "582aded338f2394ee83e7016" : {</text:span></text:p>
            <text:p><text:span text:style-name="T1">                "rosteringLoginCutOffTime" : NumberLong(-3600000),</text:span></text:p>
            <text:p><text:span text:style-name="T1">                "rosteringLogoutCutOffTime" : NumberLong(-3600000)</text:span></text:p>
            <text:p><text:span text:style-name="T1">            },</text:span></text:p>
          </table:table-cell>
          <table:table-cell table:number-columns-repeated="102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Check if above case is true then if tomorrow there is no roster then particular employee Should get reminder by email and commuter push notification when "employeeRosterRemainderAppNotificationEnabled" : true, "employeeRosterRemainderMailEnabled" : true,  X hrs before office time</text:p>
            <text:p/>
          </table:table-cell>
          <table:table-cell table:number-columns-repeated="102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Same above case mail should trigger to SPOC,POC office wise along with employee list when "pocRosterRemainderMailEnabled" : true,</text:span></text:p>
            <text:p><text:span text:style-name="T1">"supervisorRosterReminderMailEnabled" : true,  X hrs before cut-off office time (today 23)</text:span></text:p>
            <text:p><text:span text:style-name="T1"/></text:p>
          </table:table-cell>
          <table:table-cell table:number-columns-repeated="1022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Check reminder is triggering when  "dailyRemoveOnRevise" : true, then based on office cut-off reminder should trigger</text:p>
            <text:p/>
            <text:p/>
          </table:table-cell>
          <table:table-cell table:number-columns-repeated="1022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Check reminder is triggering when  "dailyRemoveOnRevise" : false, then based on office cut-off reminder should trigger</text:p>
            <text:p/>
            <text:p/>
          </table:table-cell>
          <table:table-cell table:number-columns-repeated="102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heck reminder is triggering when office cut-off is positive value and check mail content and in mail cut-off time should be proper</text:p>
            <text:p/>
          </table:table-cell>
          <table:table-cell table:number-columns-repeated="102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Check reminder is triggering when roster disable is there for weekend/Next week completely/mid off week and mail content should be mentioned of disable days</text:p>
            <text:p/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17:37:35.6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20-04-21T18:22:01.827000000</dc:date>
    <meta:editing-duration>PT2M22S</meta:editing-duration>
    <meta:editing-cycles>1</meta:editing-cycles>
    <meta:document-statistic meta:table-count="1" meta:cell-count="23" meta:object-count="0"/>
  </office:meta>
</office:document-meta>
</file>